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28in"/>
    </style:style>
    <style:style style:name="P1" style:family="paragraph" style:parent-style-name="Table_20_Contents">
      <style:text-properties style:font-name="TH Sarabun New" fo:font-size="16pt" fo:font-weight="normal" officeooo:rsid="000f6398" officeooo:paragraph-rsid="000f6398" style:font-size-asian="16pt" style:font-weight-asian="normal" style:font-name-complex="TH Sarabun New" style:font-size-complex="16pt" style:font-weight-complex="normal"/>
    </style:style>
    <style:style style:name="P2" style:family="paragraph" style:parent-style-name="Table_20_Contents">
      <style:text-properties style:font-name="Droid Sans Mono" fo:font-size="10pt" fo:font-weight="normal" officeooo:rsid="000f6398" officeooo:paragraph-rsid="000f6398" style:font-size-asian="10pt" style:font-weight-asian="normal" style:font-name-complex="TH Sarabun New" style:font-size-complex="10pt" style:font-weight-complex="normal"/>
    </style:style>
    <style:style style:name="P3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4" style:family="paragraph" style:parent-style-name="Standard">
      <style:text-properties style:font-name="TH Sarabun New" fo:font-size="16pt" fo:font-weight="bold" officeooo:rsid="000a0748" officeooo:paragraph-rsid="000a0748" style:font-size-asian="16pt" style:font-weight-asian="bold" style:font-name-complex="TH Sarabun New" style:font-size-complex="16pt" style:font-weight-complex="bold"/>
    </style:style>
    <style:style style:name="P5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6" style:family="paragraph" style:parent-style-name="Standard">
      <style:text-properties style:font-name="TH Sarabun New" fo:font-size="16pt" officeooo:rsid="00042436" officeooo:paragraph-rsid="000bf15d" style:font-size-asian="16pt" style:font-name-complex="TH Sarabun New" style:font-size-complex="16pt"/>
    </style:style>
    <style:style style:name="P7" style:family="paragraph" style:parent-style-name="Standard">
      <style:text-properties style:font-name="TH Sarabun New" fo:font-size="16pt" fo:font-weight="normal" officeooo:rsid="000a0748" officeooo:paragraph-rsid="000bf15d" style:font-size-asian="16pt" style:font-weight-asian="normal" style:font-name-complex="TH Sarabun New" style:font-size-complex="16pt" style:font-weight-complex="normal"/>
    </style:style>
    <style:style style:name="P8" style:family="paragraph" style:parent-style-name="Standard">
      <style:text-properties style:font-name="TH Sarabun New" fo:font-size="16pt" fo:font-weight="normal" officeooo:rsid="000a0748" officeooo:paragraph-rsid="000a0748" style:font-size-asian="16pt" style:font-weight-asian="normal" style:font-name-complex="TH Sarabun New" style:font-size-complex="16pt" style:font-weight-complex="normal"/>
    </style:style>
    <style:style style:name="P9" style:family="paragraph" style:parent-style-name="Standard" style:list-style-name="L1">
      <style:text-properties style:font-name="TH Sarabun New" fo:font-weight="bold" officeooo:rsid="000a5b3c" officeooo:paragraph-rsid="000a0748" style:font-weight-asian="bold" style:font-name-complex="TH Sarabun New" style:font-weight-complex="bold"/>
    </style:style>
    <style:style style:name="P10" style:family="paragraph" style:parent-style-name="Standard">
      <style:text-properties style:font-name="TH Sarabun New" fo:font-weight="bold" officeooo:rsid="000a5b3c" officeooo:paragraph-rsid="000a5b3c" style:font-weight-asian="bold" style:font-name-complex="TH Sarabun New" style:font-weight-complex="bold"/>
    </style:style>
    <style:style style:name="T1" style:family="text">
      <style:text-properties officeooo:rsid="000bf15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5a40" style:font-weight-asian="normal" style:font-weight-complex="normal"/>
    </style:style>
    <style:style style:name="T4" style:family="text">
      <style:text-properties officeooo:rsid="000d5a40"/>
    </style:style>
    <style:style style:name="T5" style:family="text">
      <style:text-properties fo:font-size="16pt" fo:font-weight="normal" officeooo:rsid="000a0748" style:font-name-asian="DejaVu Sans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0afca3" style:font-name-asian="DejaVu Sans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s Reverse</text:p>
      <text:p text:style-name="P6"><text:tab/>แบบฝึกหัดข้อนี้เป็นการฝึก<text:span text:style-name="T1">เขียนบริการเพิ่มเติมให้กับ class CP::vector โดยให้เขียนฟังก์ชันชื่อ bool isReverse(const vector&lt;T&gt; &amp;other) ขึ้นมาเพื่อตรวจสอบว่า vector other ที่ให้มานั้นมีข้อมูลเหมือนกับ vector ของเราแต่ว่าเรียงลำดับจากหน้าไปหลังแทน (กล่าวคือ vector other นั้นเหมือนกับ vector ของเราที่โดนเรียก reverse มา) </text:span></text:p>
      <text:p text:style-name="P3">ข้อบังคับ</text:p>
      <text:p text:style-name="P3"><text:tab/><text:span text:style-name="T2">โจทย์ข้อนี้จะมีไฟล์ is_reverse.cpp มาให้แล้ว โดยในไฟล์ดังกล่าวจะมี class vector และ main function อยู่แล้ว</text:span> พร้อมทั้งจะมีโครงของ<text:span text:style-name="T2">ฟังก์ชัน isReverse ในส่วน class CP::vector ให้แล้ว ให้เขียนโปรแกรมเพิ่มเติมใน function ดังกล่าวเท่านั้น ห้ามทำการแก้ไขอื่นใดกับคลาส CP::vector หรือ main นอกจากนี้ ตัวแปร other นั้นจะต้องไม่มีการเปลี่ยนแปลงไปจากการเรียกฟังก์ชันนี้</text:span></text:p>
      <text:p text:style-name="P7"/>
      <text:p text:style-name="P4"><text:span text:style-name="T1">คำอธิบาย function main() </text:span></text:p>
      <text:p text:style-name="P8"><text:tab/><text:span text:style-name="T1">main จะทำการอ่านข้อมูลรายการของ int จำนวน 2 รายการ และสร้าง vector จาก 2 รายการดังกล่าว เรียกว่า a และ b ตามลำดับ หลังจากนั้นจะสร้าง vector b ซึ่งมีค่าเท่ากับ a ขึ้นมา แล้วเรียก ฟังก์ชัน a.isReverse(b) หลังจากนั้น จะตรวจสอบว่า b นั้นเท่ากับ c หรือไม่ ถ้าไม่เท่าจะแสดง error แต่ถ้าเท่ากันจะแสดงผลลัพธ์ของการเรียก isReverse</text:span></text:p>
      <text:list xml:id="list4413672366779191794" text:style-name="L1">
        <text:list-header>
          <text:p text:style-name="P9"><text:span text:style-name="T5"/></text:p>
        </text:list-header>
      </text:list>
      <text:p text:style-name="P5"><text:span text:style-name="T4">ข้อกำหนดขนาดข้อมูล</text:span></text:p>
      <text:p text:style-name="P5"><text:tab/><text:span text:style-name="T3">รับประกันว่าขนาดของข้อมูลใน vectorทั้งสองตัวจะไม่เกิน 50,000 ตัว</text:span></text:p>
      <text:p text:style-name="P10"><text:span text:style-name="T6"/></text:p>
      <text:p text:style-name="P5">ตัวอย่าง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vector a </text:p>
          </table:table-cell>
          <table:table-cell table:style-name="Table1.A1" office:value-type="string">
            <text:p text:style-name="P1">vector b</text:p>
          </table:table-cell>
          <table:table-cell table:style-name="Table1.C1" office:value-type="string">
            <text:p text:style-name="P1">a.isReverse(b)</text:p>
          </table:table-cell>
        </table:table-row>
        <table:table-row>
          <table:table-cell table:style-name="Table1.A2" office:value-type="string">
            <text:p text:style-name="P2">&lt;1,2,3&gt;</text:p>
          </table:table-cell>
          <table:table-cell table:style-name="Table1.A2" office:value-type="string">
            <text:p text:style-name="P2">&lt;3,2,1&gt;</text:p>
          </table:table-cell>
          <table:table-cell table:style-name="Table1.C2" office:value-type="string">
            <text:p text:style-name="P2">true</text:p>
          </table:table-cell>
        </table:table-row>
        <table:table-row table:style-name="Table1.3">
          <table:table-cell table:style-name="Table1.A2" office:value-type="string">
            <text:p text:style-name="P2">&lt;1,2,3&gt;</text:p>
          </table:table-cell>
          <table:table-cell table:style-name="Table1.A2" office:value-type="string">
            <text:p text:style-name="P2">&lt;2,1&gt;</text:p>
          </table:table-cell>
          <table:table-cell table:style-name="Table1.C2" office:value-type="string">
            <text:p text:style-name="P2">false</text:p>
          </table:table-cell>
        </table:table-row>
        <table:table-row table:style-name="Table1.3">
          <table:table-cell table:style-name="Table1.A2" office:value-type="string">
            <text:p text:style-name="P2">&lt;10,20,30&gt;</text:p>
          </table:table-cell>
          <table:table-cell table:style-name="Table1.A2" office:value-type="string">
            <text:p text:style-name="P2">&lt;10,20,30&gt;</text:p>
          </table:table-cell>
          <table:table-cell table:style-name="Table1.C2" office:value-type="string">
            <text:p text:style-name="P2">false</text:p>
          </table:table-cell>
        </table:table-row>
        <table:table-row table:style-name="Table1.3">
          <table:table-cell table:style-name="Table1.A2" office:value-type="string">
            <text:p text:style-name="P2">&lt;9,9,9&gt;</text:p>
          </table:table-cell>
          <table:table-cell table:style-name="Table1.A2" office:value-type="string">
            <text:p text:style-name="P2">&lt;9,9&gt;</text:p>
          </table:table-cell>
          <table:table-cell table:style-name="Table1.C2" office:value-type="string">
            <text:p text:style-name="P2">false</text:p>
          </table:table-cell>
        </table:table-row>
        <table:table-row table:style-name="Table1.3">
          <table:table-cell table:style-name="Table1.A2" office:value-type="string">
            <text:p text:style-name="P2">&lt;1&gt;</text:p>
          </table:table-cell>
          <table:table-cell table:style-name="Table1.A2" office:value-type="string">
            <text:p text:style-name="P2">&lt;1&gt;</text:p>
          </table:table-cell>
          <table:table-cell table:style-name="Table1.C2" office:value-type="string">
            <text:p text:style-name="P2">true</text:p>
          </table:table-cell>
        </table:table-row>
        <table:table-row table:style-name="Table1.3">
          <table:table-cell table:style-name="Table1.A2" office:value-type="string">
            <text:p text:style-name="P2">&lt;5,5&gt;</text:p>
          </table:table-cell>
          <table:table-cell table:style-name="Table1.A2" office:value-type="string">
            <text:p text:style-name="P2">&lt;5,5&gt;</text:p>
          </table:table-cell>
          <table:table-cell table:style-name="Table1.C2" office:value-type="string">
            <text:p text:style-name="P2">true</text:p>
          </table:table-cell>
        </table:table-row>
        <table:table-row table:style-name="Table1.3">
          <table:table-cell table:style-name="Table1.A2" office:value-type="string">
            <text:p text:style-name="P2">&lt;&gt;</text:p>
          </table:table-cell>
          <table:table-cell table:style-name="Table1.A2" office:value-type="string">
            <text:p text:style-name="P2">&lt;&gt;</text:p>
          </table:table-cell>
          <table:table-cell table:style-name="Table1.C2" office:value-type="string">
            <text:p text:style-name="P2">true</text:p>
          </table:table-cell>
        </table:table-row>
        <table:table-row table:style-name="Table1.3">
          <table:table-cell table:style-name="Table1.A2" office:value-type="string">
            <text:p text:style-name="P2">&lt;&gt;</text:p>
          </table:table-cell>
          <table:table-cell table:style-name="Table1.A2" office:value-type="string">
            <text:p text:style-name="P2">&lt;10&gt;</text:p>
          </table:table-cell>
          <table:table-cell table:style-name="Table1.C2" office:value-type="string">
            <text:p text:style-name="P2">fals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15T22:53:11.108764867</dc:date>
    <meta:editing-duration>PT8H36M34S</meta:editing-duration>
    <meta:editing-cycles>8</meta:editing-cycles>
    <meta:generator>LibreOffice/4.3.4.1$Linux_X86_64 LibreOffice_project/430m0$Build-1</meta:generator>
    <meta:document-statistic meta:table-count="1" meta:image-count="0" meta:object-count="0" meta:page-count="1" meta:paragraph-count="37" meta:word-count="672" meta:character-count="1103" meta:non-whitespace-character-count="1014"/>
  </office:meta>
</office:document-meta>
</file>